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3789c" officeooo:paragraph-rsid="001f63ba" style:font-size-asian="10pt" style:font-size-complex="10pt"/>
    </style:style>
    <style:style style:name="P2" style:family="paragraph" style:parent-style-name="Standard">
      <style:text-properties fo:font-size="10pt" officeooo:rsid="00163b50" officeooo:paragraph-rsid="001f63ba" style:font-size-asian="10pt" style:font-size-complex="10pt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9f351" officeooo:paragraph-rsid="001f63ba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weight="bold" officeooo:rsid="0013789c" officeooo:paragraph-rsid="001f63ba" style:font-weight-asian="bold" style:font-weight-complex="bold"/>
    </style:style>
    <style:style style:name="P6" style:family="paragraph" style:parent-style-name="Standard">
      <style:text-properties fo:font-weight="bold" officeooo:rsid="0017c075" officeooo:paragraph-rsid="001f63ba" style:font-weight-asian="bold" style:font-weight-complex="bold"/>
    </style:style>
    <style:style style:name="P7" style:family="paragraph" style:parent-style-name="Standard">
      <style:text-properties fo:font-weight="bold" officeooo:rsid="0012337c" officeooo:paragraph-rsid="001f63ba" style:font-weight-asian="bold" style:font-weight-complex="bold"/>
    </style:style>
    <style:style style:name="P8" style:family="paragraph" style:parent-style-name="Standard">
      <style:text-properties officeooo:rsid="0012337c" officeooo:paragraph-rsid="001f63ba"/>
    </style:style>
    <style:style style:name="P9" style:family="paragraph" style:parent-style-name="Standard">
      <style:text-properties officeooo:rsid="0017c075" officeooo:paragraph-rsid="001f63ba"/>
    </style:style>
    <style:style style:name="P10" style:family="paragraph" style:parent-style-name="Standard">
      <style:text-properties officeooo:rsid="00153b12" officeooo:paragraph-rsid="001f63ba"/>
    </style:style>
    <style:style style:name="P11" style:family="paragraph" style:parent-style-name="Text_20_body">
      <style:text-properties officeooo:paragraph-rsid="001f56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219432"/>
    </style:style>
    <style:style style:name="T4" style:family="text">
      <style:text-properties fo:font-weight="normal" officeooo:rsid="00219432" style:font-weight-asian="normal" style:font-weight-complex="normal"/>
    </style:style>
    <style:style style:name="T5" style:family="text">
      <style:text-properties style:text-position="super 58%" officeooo:rsid="00219432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204cfa" style:font-size-asian="10pt" style:font-size-complex="10pt"/>
    </style:style>
    <style:style style:name="T8" style:family="text">
      <style:text-properties fo:font-size="10pt" officeooo:rsid="0013789c" style:font-size-asian="10pt" style:font-size-complex="10pt"/>
    </style:style>
    <style:style style:name="T9" style:family="text">
      <style:text-properties fo:font-size="10pt" officeooo:rsid="00163b50" style:font-size-asian="10pt" style:font-size-complex="10pt"/>
    </style:style>
    <style:style style:name="T10" style:family="text">
      <style:text-properties fo:font-size="10pt" officeooo:rsid="0015b065" style:font-size-asian="10pt" style:font-size-complex="10pt"/>
    </style:style>
    <style:style style:name="T11" style:family="text">
      <style:text-properties fo:font-size="10pt" officeooo:rsid="0019f351" style:font-size-asian="10pt" style:font-size-complex="10pt"/>
    </style:style>
    <style:style style:name="T12" style:family="text">
      <style:text-properties fo:font-size="10pt" officeooo:rsid="001f63ba" style:font-size-asian="10pt" style:font-size-complex="10pt"/>
    </style:style>
    <style:style style:name="T13" style:family="text">
      <style:text-properties officeooo:rsid="001f6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bout:</text:p>
      <text:p text:style-name="P1">Code for classification of a molecular species in an ontology from molecular fingerprints. <text:s/>Fingerprints are used to represent chemical compounds, and for each of the compounds there exists a ontological classification in form of <text:span text:style-name="T13">a </text:span>directed acyclic graph (DAG). </text:p>
      <text:p text:style-name="P8"/>
      <text:p text:style-name="P6">Method<text:span text:style-name="T3">s</text:span>:<text:span text:style-name="T3"> </text:span></text:p>
      <text:p text:style-name="P9"><text:span text:style-name="T4">First we use structured prediction method developed for network response named SPIN. </text:span><text:span text:style-name="T3">The input is a set of fingerprint vectors of some chemical compounds {x 1 , . . . , x n }, ∀x i ∈ R</text:span><text:span text:style-name="T5">m</text:span><text:span text:style-name="T3"> <text:s/>and the output is a DAG. <text:s/>Then we use SVM as a single target classifier. </text:span></text:p>
      <text:p text:style-name="P9"/>
      <text:p text:style-name="P7">Data preparation:</text:p>
      <text:p text:style-name="P8"><text:span text:style-name="T6">The ontology data are downloaded from </text:span><text:span text:style-name="T12">ChEBI</text:span><text:span text:style-name="T6">. </text:span><text:span text:style-name="T8">We have </text:span><text:span text:style-name="T9">t</text:span><text:span text:style-name="T8">he fingerprints for all the compounds in PubChem. We use 11</text:span><text:span text:style-name="T9">41</text:span><text:span text:style-name="T8"> compounds </text:span><text:span text:style-name="T10">from the metlin ontology</text:span><text:span text:style-name="T8"> in which we already have the output (DAG). </text:span></text:p>
      <text:p text:style-name="P1"/>
      <text:p text:style-name="P10"><text:span text:style-name="T6">To get the input fingerprint vectors, several mappings are needed: first PubChem substance Id is retrieved for each CHEBI Id from the meta-info file, </text:span><text:span text:style-name="T10">CHEBI_complete.sdf. </text:span><text:span text:style-name="T9"><text:s/>For the compound with id “ 4194” I couldn't find links to Pubchem substance Id, neither from the meta-info file nor from the CHEBI database, therefore I use 1140 compounds for the classification task. </text:span></text:p>
      <text:p text:style-name="P10"><text:span text:style-name="T9"/></text:p>
      <text:p text:style-name="P2">Next, PubChem compound Id can be retrieved from the PubChem substance Id by using the service provide by PubChem. The file all_ids_sorted contains three columns of ids, in the following order: CHEBI Id, PubChem <text:s/>substance Id and PubChem compound Id, <text:s/>for the 1140 metlin compounds sorted according the CHEBi Id. <text:s/></text:p>
      <text:p text:style-name="P9"><text:span text:style-name="T6">From here, by using the PubChem compound Ids we can retrieve the </text:span><text:span text:style-name="T11">fingerprint vectors, there are openbabel </text:span></text:p>
      <text:p text:style-name="P4">fingerprints (FP3, FP4 and MACCS) all together 528 bits and PubChem fingerprints (998 bits). The files pubchemfp and babelfp contain the retrieved fingerprint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a Ilievska</meta:initial-creator>
    <meta:creation-date>2014-12-01T15:47:15.828548955</meta:creation-date>
    <meta:generator>LibreOffice/4.2.7.2$Linux_X86_64 LibreOffice_project/420m0$Build-2</meta:generator>
    <dc:date>2014-12-01T16:59:54.222611237</dc:date>
    <dc:creator>Maja Ilievska</dc:creator>
    <meta:editing-duration>P0D</meta:editing-duration>
    <meta:editing-cycles>1</meta:editing-cycles>
    <meta:document-statistic meta:table-count="0" meta:image-count="0" meta:object-count="0" meta:page-count="1" meta:paragraph-count="10" meta:word-count="278" meta:character-count="1699" meta:non-whitespace-character-count="1417"/>
  </office:meta>
</office:document-meta>
</file>